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html lang=&lt;en"&gt;</text:p>
      <text:p text:style-name="Standard"/>
      <text:p text:style-name="Standard">&lt;div id="John Dwyer"&gt;</text:p>
      <text:p text:style-name="Standard"><text:s text:c="2"/>&lt;h1 id="title"&gt;John Dwyer&lt;/h1&gt;</text:p>
      <text:p text:style-name="Standard">&lt;h2&gt;"Don't play with people that are anything like you, and don't go looking for gas off the highway unless you actually see a gas station."&lt;/h2&gt;&lt;/div&gt;</text:p>
      <text:p text:style-name="Standard"><text:s/></text:p>
      <text:p text:style-name="Standard">&lt;div class="tilt pic"&gt;</text:p>
      <text:p text:style-name="Standard"><text:s text:c="2"/>&lt;img src="https://i.postimg.cc/y8WRSJBC/000john-dwyer.jpg" alt="John Dwyer with cat."&gt;</text:p>
      <text:p text:style-name="Standard">&lt;/div&gt;</text:p>
      <text:p text:style-name="Standard"/>
      <text:p text:style-name="Standard"><text:s text:c="7"/></text:p>
      <text:p text:style-name="Standard"><text:s text:c="4"/>&lt;cap id="img-caption"&gt; <text:s/></text:p>
      <text:p text:style-name="Standard"><text:s text:c="4"/>"I want my free to be fun and out of sight."</text:p>
      <text:p text:style-name="Standard"><text:s text:c="7"/></text:p>
      <text:p text:style-name="Standard"><text:s text:c="2"/>&lt;/div&gt;</text:p>
      <text:p text:style-name="Standard"><text:s text:c="2"/>&lt;id="tribute-info"&gt;</text:p>
      <text:p text:style-name="Standard"><text:s text:c="4"/>&lt;ul&gt;</text:p>
      <text:p text:style-name="Standard"><text:s text:c="7"/></text:p>
      <text:p text:style-name="Standard"><text:s text:c="4"/>&lt;h4&gt;Hubba Bubba&lt;/h4&gt;</text:p>
      <text:p text:style-name="Standard"><text:s text:c="6"/>&lt;li&gt;Born October 3rd, 1974 and originally from Providence, R.I. living in San Francisco for seventeen years before moving recently to Los Angeles.&lt;/li&gt;&lt;br&gt;&lt;br&gt;</text:p>
      <text:p text:style-name="Standard"><text:s text:c="6"/>&lt;li&gt;His main band is Oh Sees or some variation which includes Thee Oh Sees, or OCS, among others which he started in 1997.&lt;/li&gt; &lt;br&gt;&lt;br&gt;</text:p>
      <text:p text:style-name="Standard"><text:s text:c="6"/>&lt;li&gt;Damaged Bug is his other project that is more electronic-influenced.&lt;/li&gt;&lt;br&gt;&lt;br&gt;</text:p>
      <text:p text:style-name="Standard"><text:s text:c="6"/>&lt;li&gt;Dwyer is known for being prolific and other than full albums Oh Sees have put out eight ep's, two live albums, four compilations, and close to a dozen seven-inches.&lt;/li&gt;&lt;br&gt;&lt;br&gt;</text:p>
      <text:p text:style-name="Standard"><text:s text:c="6"/>&lt;li&gt;Dwyer started Castle Rock Records along with Brian Lee Hughes and Matt Jones in 2006.&lt;/li&gt;&lt;br&gt;&lt;br&gt;</text:p>
      <text:p text:style-name="Standard"><text:s text:c="6"/>&lt;li&gt;Oh Sees have put out twenty-one albums as of August, 2018 and four albums with Damaged Bug.&lt;/li&gt;&lt;br&gt;&lt;br&gt;</text:p>
      <text:p text:style-name="Standard"><text:s text:c="6"/>&lt;li&gt;Other bands Dwyer has had include Coachwhips, Pink and Brown, Zeigenbock Kopf, and the Hospitals.&lt;/li&gt;&lt;br&gt;&lt;br&gt;</text:p>
      <text:p text:style-name="Standard"><text:s text:c="5"/></text:p>
      <text:p text:style-name="Standard"><text:s text:c="5"/></text:p>
      <text:p text:style-name="Standard">&lt;h5&gt;&lt;a href="http://www.theeohsees.com/"style="color: #fffafa"&gt;Thee Oh Sees&lt;/a&gt;&lt;/h5&gt; <text:s text:c="5"/></text:p>
      <text:p text:style-name="Standard"><text:s text:c="6"/></text:p>
      <text:p text:style-name="Standard"><text:s/>&lt;h5&gt;&lt;a href="http://www.damagedbug.com/"style="color: #fffafa"&gt;Damaged Bug&lt;/a&gt;&lt;/h5&gt; <text:s text:c="4"/></text:p>
      <text:p text:style-name="Standard"><text:s text:c="6"/></text:p>
      <text:p text:style-name="Standard">&lt;h5&gt;&lt;a href="https://www.castlefacerecords.com/"style="color: #fffafa"&gt;Castle Rock Records&lt;/a&gt;&lt;/h5&gt; <text:s text:c="3"/></text:p>
      <text:p text:style-name="Standard"><text:s/></text:p>
      <text:p text:style-name="Standard">&lt;/div&gt; <text:s text:c="7"/></text:p>
      <text:p text:style-name="Standard"/>
      <text:p text:style-name="Standard"/>
      <text:p text:style-name="Standard"/>
      <text:p text:style-name="Standard"/>
      <text:p text:style-name="Standard"/>
      <text:p text:style-name="Standard">body {</text:p>
      <text:p text:style-name="Standard"><text:soft-page-break/><text:s text:c="2"/>background-image: url(https://i.postimg.cc/D0bDZfZr/0000oh-sees-orc-1400_800.jpg);</text:p>
      <text:p text:style-name="Standard"><text:s/></text:p>
      <text:p text:style-name="Standard"><text:s text:c="2"/>background-size: cover;</text:p>
      <text:p text:style-name="Standard"><text:s text:c="2"/>background-repeat: no-repeat;</text:p>
      <text:p text:style-name="Standard"><text:s text:c="2"/>background-color: rgb(133,201,172);</text:p>
      <text:p text:style-name="Standard"><text:s text:c="2"/>background-position: center;</text:p>
      <text:p text:style-name="Standard"><text:s text:c="2"/></text:p>
      <text:p text:style-name="Standard">}</text:p>
      <text:p text:style-name="Standard"/>
      <text:p text:style-name="Standard"/>
      <text:p text:style-name="Standard">h1 {</text:p>
      <text:p text:style-name="Standard"><text:s text:c="2"/>font-family: Sans Serif;</text:p>
      <text:p text:style-name="Standard"><text:s text:c="2"/>font-size: 90px;</text:p>
      <text:p text:style-name="Standard"><text:s text:c="2"/>position: center;</text:p>
      <text:p text:style-name="Standard"><text:s text:c="2"/>text-shadow: 1px 2px white;</text:p>
      <text:p text:style-name="Standard"><text:s text:c="2"/>padding-top: 50px;</text:p>
      <text:p text:style-name="Standard">}</text:p>
      <text:p text:style-name="Standard"/>
      <text:p text:style-name="Standard"/>
      <text:p text:style-name="Standard"/>
      <text:p text:style-name="Standard">html,body{</text:p>
      <text:p text:style-name="Standard"><text:s text:c="2"/>font-family: "Helvetica", Sans Serif;</text:p>
      <text:p text:style-name="Standard"><text:s text:c="2"/>text-align:center;</text:p>
      <text:p text:style-name="Standard"><text:s text:c="2"/>min-width:260px;</text:p>
      <text:p text:style-name="Standard"><text:s text:c="2"/>color: 000000; </text:p>
      <text:p text:style-name="Standard">}</text:p>
      <text:p text:style-name="Standard"/>
      <text:p text:style-name="Standard">h2 {</text:p>
      <text:p text:style-name="Standard"><text:s text:c="2"/>font-size: 27px; </text:p>
      <text:p text:style-name="Standard"><text:s text:c="2"/>font-style: italic;</text:p>
      <text:p text:style-name="Standard"><text:s text:c="2"/>font-family: sans serif;</text:p>
      <text:p text:style-name="Standard"><text:s text:c="2"/>padding-bottom: 50px;</text:p>
      <text:p text:style-name="Standard"><text:s text:c="2"/>text-shadow: 1px 1px white;</text:p>
      <text:p text:style-name="Standard">}</text:p>
      <text:p text:style-name="Standard"/>
      <text:p text:style-name="Standard">h3 {</text:p>
      <text:p text:style-name="Standard"><text:s text:c="2"/>font-weight: bold;</text:p>
      <text:p text:style-name="Standard"><text:s text:c="2"/>font-size: 20px;</text:p>
      <text:p text:style-name="Standard"><text:s text:c="2"/>text-align: center;</text:p>
      <text:p text:style-name="Standard"><text:s text:c="2"/>padding: 20px;</text:p>
      <text:p text:style-name="Standard"><text:s text:c="2"/>padding-top: 30px;</text:p>
      <text:p text:style-name="Standard">}</text:p>
      <text:p text:style-name="Standard"/>
      <text:p text:style-name="Standard"/>
      <text:p text:style-name="Standard"/>
      <text:p text:style-name="Standard"/>
      <text:p text:style-name="Standard">.image {</text:p>
      <text:p text:style-name="Standard"><text:s text:c="4"/>display: block;</text:p>
      <text:p text:style-name="Standard"><text:s text:c="4"/>margin-left: auto;</text:p>
      <text:p text:style-name="Standard"><text:soft-page-break/><text:s text:c="4"/>margin-right: auto;</text:p>
      <text:p text:style-name="Standard"><text:s text:c="4"/>width: 55%;</text:p>
      <text:p text:style-name="Standard"><text:s text:c="4"/>border:1px solid #000000;</text:p>
      <text:p text:style-name="Standard">}</text:p>
      <text:p text:style-name="Standard"/>
      <text:p text:style-name="Standard">h4 {</text:p>
      <text:p text:style-name="Standard"><text:s text:c="2"/>text-color: black;</text:p>
      <text:p text:style-name="Standard"><text:s text:c="2"/>font-weight: bold;</text:p>
      <text:p text:style-name="Standard"><text:s text:c="2"/>font-size: 38px;</text:p>
      <text:p text:style-name="Standard"><text:s text:c="2"/>text-align: center;</text:p>
      <text:p text:style-name="Standard"><text:s text:c="2"/>text-shadow: 3px 2px grey;</text:p>
      <text:p text:style-name="Standard"><text:s text:c="2"/></text:p>
      <text:p text:style-name="Standard">}</text:p>
      <text:p text:style-name="Standard">li {</text:p>
      <text:p text:style-name="Standard"><text:s text:c="2"/>font-weight: lighter;</text:p>
      <text:p text:style-name="Standard"><text:s text:c="2"/>font-size: 25px;</text:p>
      <text:p text:style-name="Standard"><text:s text:c="2"/>color: white;</text:p>
      <text:p text:style-name="Standard"><text:s text:c="2"/>text-align: left;</text:p>
      <text:p text:style-name="Standard"><text:s text:c="2"/>text-shadow: 3px 2px black;</text:p>
      <text:p text:style-name="Standard">}</text:p>
      <text:p text:style-name="Standard"/>
      <text:p text:style-name="Standard"><text:s/>#image2 {</text:p>
      <text:p text:style-name="Standard"><text:s text:c="3"/>padding-top: 300px;</text:p>
      <text:p text:style-name="Standard"><text:s text:c="3"/>padding-bottom: 80px;</text:p>
      <text:p text:style-name="Standard"><text:s text:c="3"/>width: 300px; </text:p>
      <text:p text:style-name="Standard"><text:s text:c="3"/></text:p>
      <text:p text:style-name="Standard">}</text:p>
      <text:p text:style-name="Standard">cap {</text:p>
      <text:p text:style-name="Standard"><text:s text:c="2"/>font-size: 20px;</text:p>
      <text:p text:style-name="Standard"><text:s text:c="2"/>font-family: Sans Serif;</text:p>
      <text:p text:style-name="Standard"><text:s text:c="2"/>font-style: italic;</text:p>
      <text:p text:style-name="Standard"><text:s text:c="2"/>color: #000000;</text:p>
      <text:p text:style-name="Standard">}</text:p>
      <text:p text:style-name="Standard"/>
      <text:p text:style-name="Standard">h5 {</text:p>
      <text:p text:style-name="Standard"><text:s text:c="2"/>font-size: 35px;</text:p>
      <text:p text:style-name="Standard"><text:s text:c="2"/>text-align: center;</text:p>
      <text:p text:style-name="Standard"><text:s text:c="2"/>padding-top: 10px;</text:p>
      <text:p text:style-name="Standard">}</text:p>
      <text:p text:style-name="Standard"/>
      <text:p text:style-name="Standard">.resize {</text:p>
      <text:p text:style-name="Standard"><text:s text:c="2"/></text:p>
      <text:p text:style-name="Standard"><text:s text:c="2"/>width: 200px;</text:p>
      <text:p text:style-name="Standard"><text:s text:c="2"/>height: auto;</text:p>
      <text:p text:style-name="Standard"><text:s text:c="2"/>padding-top: 60px;</text:p>
      <text:p text:style-name="Standard"><text:s text:c="2"/>padding-bottom: 100px;</text:p>
      <text:p text:style-name="Standard"><text:s text:c="2"/></text:p>
      <text:p text:style-name="Standard">}</text:p>
      <text:p text:style-name="Standard"/>
      <text:p text:style-name="Standard"><text:soft-page-break/><text:tab/></text:p>
      <text:p text:style-name="Standard">/*TILT*/</text:p>
      <text:p text:style-name="Standard">.tilt {</text:p>
      <text:p text:style-name="Standard"><text:s text:c="2"/>-webkit-transition: all 1.5s ease;</text:p>
      <text:p text:style-name="Standard"><text:s text:c="5"/>-moz-transition: all 1.5s ease;</text:p>
      <text:p text:style-name="Standard"><text:s text:c="7"/>-o-transition: all 1.5s ease;</text:p>
      <text:p text:style-name="Standard"><text:s text:c="6"/>-ms-transition: all 1.5s ease;</text:p>
      <text:p text:style-name="Standard"><text:s text:c="10"/>transition: all 0.5s ease;</text:p>
      <text:p text:style-name="Standard"><text:s text:c="7"/></text:p>
      <text:p text:style-name="Standard">}</text:p>
      <text:p text:style-name="Standard"><text:s/></text:p>
      <text:p text:style-name="Standard">.tilt:hover {</text:p>
      <text:p text:style-name="Standard"><text:s text:c="2"/>-webkit-transform: rotate(-20deg);</text:p>
      <text:p text:style-name="Standard"><text:s text:c="5"/>-moz-transform: rotate(-20deg);</text:p>
      <text:p text:style-name="Standard"><text:s text:c="7"/>-o-transform: rotate(-20deg);</text:p>
      <text:p text:style-name="Standard"><text:s text:c="6"/>-ms-transform: rotate(-20deg);</text:p>
      <text:p text:style-name="Standard"><text:s text:c="10"/>transform: rotate(-20deg);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w</meta:initial-creator>
    <meta:creation-date>2018-09-23T02:56:09.75</meta:creation-date>
    <dc:date>2019-01-12T13:19:47.86</dc:date>
    <dc:creator>d w</dc:creator>
    <meta:editing-duration>PT1M32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4" meta:paragraph-count="134" meta:word-count="398" meta:character-count="3459"/>
  </office:meta>
</office:document-meta>
</file>